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0F000000F2CD2953B9.svm" manifest:media-type=""/>
  <manifest:file-entry manifest:full-path="Pictures/200000020000003500000042FC84BB65.eps" manifest:media-type=""/>
  <manifest:file-entry manifest:full-path="Pictures/20000001000000D400000103D65A644B.svm" manifest:media-type=""/>
  <manifest:file-entry manifest:full-path="Pictures/20000001000000FE0000010314D69F58.svm" manifest:media-type=""/>
  <manifest:file-entry manifest:full-path="Pictures/20000001000000BB000000E5B89C68BD.svm" manifest:media-type=""/>
  <manifest:file-entry manifest:full-path="Pictures/200000010000025D000001317C6A6F08.svm" manifest:media-type=""/>
  <manifest:file-entry manifest:full-path="Pictures/20000001000000C3000000A1D578F1D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TexMathsArgs="14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2.009cm" svg:x="7.257cm" svg:y="1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603cm" svg:x="7.821cm" svg:y="1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592cm" svg:x="7.821cm" svg:y="3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845cm" svg:height="0.061cm" svg:x="8.096cm" svg:y="1.705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45cm" svg:height="0.061cm" svg:x="8.096cm" svg:y="3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071cm" svg:height="0.519cm" svg:x="9.783cm" svg:y="2.511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071cm" svg:height="0.519cm" svg:x="7.183cm" svg:y="2.511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272cm" svg:height="0.224cm" svg:x="8.417cm" svg:y="2.618cm">
          <draw:image xlink:href="Pictures/20000001000000C3000000A1D578F1D8.svm" xlink:type="simple" xlink:show="embed" xlink:actuate="onLoad">
            <text:p/>
          </draw:image>
        </draw:frame>
        <draw:frame draw:style-name="gr5" draw:text-style-name="P1" draw:layer="layout" svg:width="0.26cm" svg:height="0.319cm" svg:x="8.381cm" svg:y="1.908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26cm" svg:height="0.319cm" svg:x="8.397cm" svg:y="3.298cm">
          <draw:image xlink:href="Pictures/20000001000000BB000000E5B89C68BD.svm" xlink:type="simple" xlink:show="embed" xlink:actuate="onLoad">
            <text:p/>
          </draw:image>
        </draw:frame>
        <draw:frame draw:style-name="gr6" draw:text-style-name="P2" xml:id="id1" draw:id="id1" draw:layer="layout" svg:width="1.941cm" svg:height="0.916cm" svg:x="10.601cm" svg:y="0.304cm">
          <draw:text-box>
            <text:p><text:span text:style-name="T1">دھاتی جوڑ</text:span></text:p>
          </draw:text-box>
        </draw:frame>
        <draw:frame draw:style-name="gr6" draw:text-style-name="P2" draw:layer="layout" svg:width="0.879cm" svg:height="0.916cm" svg:x="7.646cm" svg:y="2.253cm">
          <draw:text-box>
            <text:p><text:span text:style-name="T1">راہ</text:span></text:p>
          </draw:text-box>
        </draw:frame>
        <draw:connector draw:style-name="gr7" draw:text-style-name="P1" draw:layer="layout" draw:type="curve" svg:x1="10.601cm" svg:y1="0.762cm" svg:x2="9.837cm" svg:y2="2.594cm" draw:start-shape="id1" draw:start-glue-point="3" draw:end-shape="id2" draw:end-glue-point="4" svg:d="M10601 762c-750 0-500 1103-374 1103 127 0 385 729-390 729" svg:viewBox="0 0 765 1833">
          <text:p/>
        </draw:connector>
        <draw:connector draw:style-name="gr7" draw:text-style-name="P1" draw:layer="layout" draw:type="curve" svg:x1="10.601cm" svg:y1="0.762cm" svg:x2="8.77cm" svg:y2="1.705cm" draw:start-shape="id1" draw:end-shape="id3" draw:end-glue-point="4" svg:d="M10601 762c-1221 0-1831 314-1831 943" svg:viewBox="0 0 1832 944">
          <text:p/>
        </draw:connector>
        <draw:frame draw:style-name="gr6" draw:text-style-name="P2" xml:id="id4" draw:id="id4" draw:layer="layout" svg:width="1.141cm" svg:height="0.916cm" svg:x="6.843cm" svg:y="0.287cm">
          <draw:text-box>
            <text:p><text:span text:style-name="T1">گیٹ</text:span></text:p>
          </draw:text-box>
        </draw:frame>
        <draw:frame draw:style-name="gr6" draw:text-style-name="P2" xml:id="id5" draw:id="id5" draw:layer="layout" svg:width="1.442cm" svg:height="0.916cm" svg:x="4.811cm" svg:y="1.541cm">
          <draw:text-box>
            <text:p><text:span text:style-name="T1">سورس</text:span></text:p>
          </draw:text-box>
        </draw:frame>
        <draw:frame draw:style-name="gr6" draw:text-style-name="P2" draw:layer="layout" svg:width="1.154cm" svg:height="0.916cm" svg:x="11.196cm" svg:y="2.06cm">
          <draw:text-box>
            <text:p><text:span text:style-name="T1">ڈرین</text:span></text:p>
          </draw:text-box>
        </draw:frame>
        <draw:frame draw:style-name="gr8" draw:text-style-name="P1" draw:layer="layout" svg:width="0.295cm" svg:height="0.361cm" svg:x="4.654cm" svg:y="1.824cm">
          <draw:image xlink:href="Pictures/20000001000000D400000103D65A644B.svm" xlink:type="simple" xlink:show="embed" xlink:actuate="onLoad">
            <text:p/>
          </draw:image>
        </draw:frame>
        <draw:frame draw:style-name="gr9" draw:text-style-name="P1" xml:id="id7" draw:id="id7" draw:layer="layout" svg:width="0.378cm" svg:height="0.337cm" svg:x="10.94cm" svg:y="2.341cm">
          <draw:image xlink:href="Pictures/200000010000010F000000F2CD2953B9.svm" xlink:type="simple" xlink:show="embed" xlink:actuate="onLoad">
            <text:p/>
          </draw:image>
        </draw:frame>
        <draw:frame draw:style-name="gr10" draw:text-style-name="P1" draw:layer="layout" svg:width="0.354cm" svg:height="0.361cm" svg:x="6.617cm" svg:y="0.471cm">
          <draw:image xlink:href="Pictures/20000001000000FE0000010314D69F58.svm" xlink:type="simple" xlink:show="embed" xlink:actuate="onLoad">
            <text:p/>
          </draw:image>
        </draw:frame>
        <draw:connector draw:style-name="gr7" draw:text-style-name="P1" draw:layer="layout" draw:type="curve" svg:x1="7.984cm" svg:y1="0.745cm" svg:x2="8.518cm" svg:y2="1.705cm" draw:start-shape="id4" draw:start-glue-point="1" draw:end-shape="id3" draw:end-glue-point="0" svg:d="M7984 745c356 0 534 320 534 960" svg:viewBox="0 0 535 961">
          <text:p/>
        </draw:connector>
        <draw:frame draw:style-name="gr11" draw:text-style-name="P1" draw:layer="layout" svg:width="1.869cm" svg:height="2.327cm" svg:x="1.556cm" svg:y="1.834cm">
          <draw:image xlink:href="Pictures/200000020000003500000042FC84BB65.eps" xlink:type="simple" xlink:show="embed" xlink:actuate="onLoad">
            <text:p/>
          </draw:image>
        </draw:frame>
        <draw:frame draw:style-name="gr10" draw:text-style-name="P1" draw:layer="layout" svg:width="0.354cm" svg:height="0.361cm" svg:x="1.214cm" svg:y="2.875cm">
          <draw:image xlink:href="Pictures/20000001000000FE0000010314D69F58.svm" xlink:type="simple" xlink:show="embed" xlink:actuate="onLoad">
            <text:p/>
          </draw:image>
        </draw:frame>
        <draw:frame draw:style-name="gr8" draw:text-style-name="P1" draw:layer="layout" svg:width="0.295cm" svg:height="0.361cm" svg:x="3.222cm" svg:y="4.073cm">
          <draw:image xlink:href="Pictures/20000001000000D400000103D65A644B.svm" xlink:type="simple" xlink:show="embed" xlink:actuate="onLoad">
            <text:p/>
          </draw:image>
        </draw:frame>
        <draw:frame draw:style-name="gr9" draw:text-style-name="P1" draw:layer="layout" svg:width="0.378cm" svg:height="0.337cm" svg:x="3.222cm" svg:y="1.549cm">
          <draw:image xlink:href="Pictures/200000010000010F000000F2CD2953B9.svm" xlink:type="simple" xlink:show="embed" xlink:actuate="onLoad">
            <text:p/>
          </draw:image>
        </draw:frame>
        <draw:line draw:style-name="gr12" draw:text-style-name="P1" draw:layer="layout" svg:x1="8.667cm" svg:y1="4.824cm" svg:x2="8.667cm" svg:y2="5.529cm">
          <text:p/>
        </draw:line>
        <draw:line draw:style-name="gr12" draw:text-style-name="P1" draw:layer="layout" svg:x1="8.534cm" svg:y1="5.331cm" svg:x2="8.534cm" svg:y2="5.034cm">
          <text:p/>
        </draw:line>
        <draw:line draw:style-name="gr13" draw:text-style-name="P1" draw:layer="layout" svg:x1="9.831cm" svg:y1="2.794cm" svg:x2="10.821cm" svg:y2="2.794cm">
          <text:p/>
        </draw:line>
        <draw:line draw:style-name="gr13" draw:text-style-name="P1" draw:layer="layout" svg:x1="10.822cm" svg:y1="5.184cm" svg:x2="10.822cm" svg:y2="2.794cm">
          <text:p/>
        </draw:line>
        <draw:line draw:style-name="gr13" draw:text-style-name="P1" draw:layer="layout" svg:x1="8.658cm" svg:y1="5.183cm" svg:x2="10.827cm" svg:y2="5.183cm">
          <text:p/>
        </draw:line>
        <draw:line draw:style-name="gr13" draw:text-style-name="P1" draw:layer="layout" svg:x1="6.381cm" svg:y1="2.763cm" svg:x2="7.178cm" svg:y2="2.763cm">
          <text:p/>
        </draw:line>
        <draw:line draw:style-name="gr13" draw:text-style-name="P1" draw:layer="layout" svg:x1="6.382cm" svg:y1="5.187cm" svg:x2="6.382cm" svg:y2="2.762cm">
          <text:p/>
        </draw:line>
        <draw:line draw:style-name="gr13" draw:text-style-name="P1" draw:layer="layout" svg:x1="6.381cm" svg:y1="5.187cm" svg:x2="8.531cm" svg:y2="5.187cm">
          <text:p/>
        </draw:line>
        <draw:frame draw:style-name="gr14" draw:text-style-name="P1" draw:layer="layout" svg:width="0.846cm" svg:height="0.426cm" svg:x="8.078cm" svg:y="5.542cm">
          <draw:image xlink:href="Pictures/200000010000025D000001317C6A6F08.svm" xlink:type="simple" xlink:show="embed" xlink:actuate="onLoad">
            <text:p/>
          </draw:image>
        </draw:frame>
        <draw:connector draw:style-name="gr7" draw:text-style-name="P1" draw:layer="layout" draw:type="curve" svg:x1="6.253cm" svg:y1="1.999cm" svg:x2="7.183cm" svg:y2="2.672cm" draw:start-shape="id5" draw:start-glue-point="1" draw:end-shape="id6" draw:end-glue-point="4" svg:d="M6253 1999c696 0 231 673 930 673" svg:viewBox="0 0 931 674">
          <text:p/>
        </draw:connector>
        <draw:connector draw:style-name="gr7" draw:text-style-name="P1" draw:layer="layout" draw:type="curve" svg:x1="10.94cm" svg:y1="2.509cm" svg:x2="9.843cm" svg:y2="2.703cm" draw:start-shape="id7" draw:start-glue-point="3" draw:end-shape="id2" draw:end-glue-point="5" svg:d="M10940 2509c-814 0-266 194-1097 194" svg:viewBox="0 0 1098 195">
          <text:p/>
        </draw:connector>
        <draw:line draw:style-name="gr13" draw:text-style-name="P1" draw:layer="layout" svg:x1="8.557cm" svg:y1="3.848cm" svg:x2="8.557cm" svg:y2="4.381cm">
          <text:p/>
        </draw:line>
        <draw:line draw:style-name="gr13" draw:text-style-name="P1" draw:layer="layout" svg:x1="8.557cm" svg:y1="4.378cm" svg:x2="6.381cm" svg:y2="4.378cm">
          <text:p/>
        </draw:line>
        <draw:custom-shape draw:style-name="gr15" draw:text-style-name="P1" draw:layer="layout" svg:width="0.055cm" svg:height="0.055cm" svg:x="6.354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cm" svg:height="0.916cm" svg:x="11.129cm" svg:y="1.498cm">
          <draw:text-box>
            <text:p><text:span text:style-name="T1">محاصل</text:span></text:p>
          </draw:text-box>
        </draw:frame>
        <draw:frame draw:style-name="gr16" draw:text-style-name="P2" draw:layer="layout" svg:width="1.294cm" svg:height="0.916cm" svg:x="4.933cm" svg:y="1.025cm">
          <draw:text-box>
            <text:p><text:span text:style-name="T1">مخارج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6-05-17T16:46:46.839725297</dc:date>
    <meta:editing-duration>PT1H5M44S</meta:editing-duration>
    <meta:editing-cycles>12</meta:editing-cycles>
    <meta:document-statistic meta:object-count="41"/>
  </office:meta>
</office:document-meta>
</file>